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name-asian="CAAAAA+XBZar" style:font-size-asian="13pt" style:font-name-complex="XB Zar" style:font-size-complex="13pt"/>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name-asian="CAAAAA+XBZar"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bold" fo:background-color="transparent" style:font-name-asian="CAAAAA+XBZar" style:font-size-asian="13pt" style:font-style-asian="normal" style:font-weight-asian="bold" style:font-name-complex="XB Zar" style:font-size-complex="13pt" style:font-style-complex="normal"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7"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8" style:family="paragraph" style:parent-style-name="Standard">
      <style:paragraph-properties fo:text-align="justify" style:justify-single-word="false" style:writing-mode="rl-tb"/>
      <style:text-properties style:font-name="XB Zar" style:font-name-complex="XB Zar"/>
    </style:style>
    <style:style style:name="P9" style:family="paragraph" style:parent-style-name="Standard" style:list-style-name="L1">
      <style:paragraph-properties fo:text-align="justify" style:justify-single-word="false" style:writing-mode="rl-tb"/>
      <style:text-properties style:font-name="XB Zar" style:font-name-complex="XB Zar"/>
    </style:style>
    <style:style style:name="P10" style:family="paragraph" style:parent-style-name="Standard" style:list-style-name="L2">
      <style:paragraph-properties fo:text-align="justify" style:justify-single-word="false" style:writing-mode="rl-tb"/>
      <style:text-properties style:font-name="XB Zar" style:font-name-complex="XB Zar"/>
    </style:style>
    <style:style style:name="P11" style:family="paragraph" style:parent-style-name="Standard" style:list-style-name="L3">
      <style:paragraph-properties fo:text-align="justify" style:justify-single-word="false" style:writing-mode="rl-tb"/>
      <style:text-properties style:font-name="XB Zar" style:font-name-complex="XB Zar"/>
    </style:style>
    <style:style style:name="P12" style:family="paragraph" style:parent-style-name="Standard" style:list-style-name="L1">
      <style:paragraph-properties fo:text-align="justify" style:justify-single-word="false" style:writing-mode="rl-tb"/>
      <style:text-properties style:font-name="XB Zar" fo:font-size="13pt" fo:background-color="transparent" style:font-size-asian="13pt" style:font-name-complex="XB Zar" style:font-size-complex="13pt"/>
    </style:style>
    <style:style style:name="P13" style:family="paragraph" style:parent-style-name="Standard" style:list-style-name="L2">
      <style:paragraph-properties fo:text-align="justify" style:justify-single-word="false" style:writing-mode="rl-tb"/>
      <style:text-properties style:font-name="XB Zar" fo:font-size="13pt" style:font-size-asian="13pt" style:font-name-complex="XB Zar" style:font-size-complex="13pt"/>
    </style:style>
    <style:style style:name="P14" style:family="paragraph" style:parent-style-name="Standard" style:list-style-name="L3">
      <style:paragraph-properties fo:text-align="justify" style:justify-single-word="false" style:writing-mode="rl-tb"/>
      <style:text-properties style:font-name="XB Zar" fo:font-size="13pt" style:font-size-asian="13pt" style:font-name-complex="XB Zar" style:font-size-complex="13pt"/>
    </style:style>
    <style:style style:name="P1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fo:font-weight="bold" style:font-weight-asian="bold" style:font-weight-complex="bold"/>
    </style:style>
    <style:style style:name="T2" style:family="text">
      <style:text-properties style:font-name-asian="CAAAAA+XBZar"/>
    </style:style>
    <style:style style:name="T3" style:family="text">
      <style:text-properties fo:font-style="normal" fo:font-weight="normal" style:font-name-asian="CAAAAA+XBZar" style:font-style-asian="normal" style:font-weight-asian="normal" style:font-style-complex="normal" style:font-weight-complex="normal"/>
    </style:style>
    <style:style style:name="T4" style:family="text">
      <style:text-properties fo:font-style="normal" fo:font-weight="normal" fo:background-color="transparent" style:font-name-asian="CAAAAA+XBZar" style:font-style-asian="normal" style:font-weight-asian="normal" style:font-style-complex="normal" style:font-weight-complex="normal"/>
    </style:style>
    <style:style style:name="T5" style:family="text">
      <style:text-properties fo:font-style="normal" fo:font-weight="bold" fo:background-color="transparent" style:font-name-asian="CAAAAA+XBZar" style:font-style-asian="normal" style:font-weight-asian="bold" style:font-style-complex="normal" style:font-weight-complex="bold"/>
    </style:style>
    <style:style style:name="T6" style:family="text">
      <style:text-properties fo:font-size="13pt" fo:font-style="normal" fo:font-weight="bold" fo:background-color="transparent" style:font-name-asian="CAAAAA+XBZar" style:font-size-asian="13pt" style:font-style-asian="normal" style:font-weight-asian="normal" style:font-size-complex="13pt" style:font-style-complex="normal" style:font-weight-complex="bold"/>
    </style:style>
    <style:style style:name="T7" style:family="text">
      <style:text-properties fo:font-size="13pt" fo:font-style="normal" fo:font-weight="bold" fo:background-color="transparent" style:font-name-asian="CAAAAA+XBZar" style:font-size-asian="13pt" style:font-style-asian="normal" style:font-weight-asian="bold" style:font-size-complex="13pt" style:font-style-complex="normal" style:font-weight-complex="bold"/>
    </style:style>
    <style:style style:name="T8" style:family="text">
      <style:text-properties fo:font-size="13pt" fo:font-style="normal" fo:font-weight="normal" fo:background-color="transparent" style:font-name-asian="CAAAAA+XBZar" style:font-size-asian="13pt" style:font-style-asian="normal" style:font-weight-asian="normal" style:font-size-complex="13pt" style:font-style-complex="normal" style:font-weight-complex="normal"/>
    </style:style>
    <style:style style:name="T9"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نرم‌افزارهای آزاد در تمام ابعاد زندگی ما و آنجا که ما به فناوری نیاز داریم، در جریان‌اند. شناخت نرم‌افزارهای آزاد و دلیل وجود آن‌ها به ما کمک می‌کند تا با خیالی آسوده از ظرفیت‌های موجود در این نرم‌افزارها بهره بریم. هدف این فصل آشنایی خواننده با مفاهیم نرم‌افزار آزاد و انگیزه‌های کاربران و توسعه‌دهندگان آن و آشنایی مختصری با نسخه‌های مختلف سیستم‌عامل گنو/لینوکس است.</text:p>
      <text:p text:style-name="P15"/>
      <text:p text:style-name="P2"><text:span text:style-name="T1">مفاهیم نرم‌افزار آزاد</text:span><text:span text:style-name="T1"><text:note text:id="ftn1" text:note-class="footnote"><text:note-citation>1</text:note-citation><text:note-body><text:p text:style-name="Footnote">Free Software</text:p></text:note-body></text:note></text:span></text:p>
      <text:p text:style-name="P2"/>
      <text:p text:style-name="P2">نرم‌افزار آزاد چیست؟ مجوز نرم‌افزار آزاد چیست و چگونه می‌توان از آن بهره برد؟ نرم‌افزار آزاد چگونه توسعه پیدا می‌کند؟ بودجه‌ی نرم‌افزارهای آزاد از کجا تأمین می‌شود و مدل‌های تجاری وابسته به آن‌ها چیست؟ انگیزه‌ی توسعه‌دهندگان نرم‌افزارهای آزاد که اغلب داوطلب انجام این کار هستند، چیست؟ این توسعه‌دهندگان چه ویژگی‌هایی دارند؟ پروژه‌های آن‌ها چگونه به انجام می‌رسد و ویژگی نرم‌افزارهای آن‌ها چیست؟ روی‌هم‌رفته سازوکار نرم‌افزارهای آزاد چگونه است؟ این سوال‌هایی است که در طول این کتاب به آن پاسخ می‌دهیم. چرا که بحث در مورد نرم‌افزارهای آزاد در رسانه و نیز در بین متخصصان فناوری اطلاعات در حال گسترش است و هدف ما نیز روشن کردن نقاط تاریک این بحث‌ها است. حتی بیشتر کسانی که با مفاهیم نرم‌افزارهای آزاد آشنا هستند، تنها به بخشی از ویژگی‌های آن آگاه هستند و معمولاً به بخش‌های دیگر توجهی ندارند. آشنایی خواننده‌ی این کتاب با این مفاهیم به او کمک می‌کند تا دلیل بهره‌گیری گروه‌های مختلف کاربرها از نرم‌افزارهای آزاد را درک کند. در اینجا با مفاهیم و اصطلاح‌های پرکاربرد این حوزه آشنا خواهید شد.</text:p>
      <text:p text:style-name="P2">نرم‌افزار آزاد به نرم‌افزاری گفته می‌شود که چهار آزادی اولیه را به هر انسانی بدهد تا به راحتی بتواند از آن نرم‌افزار بدون نقض قانون یا معاهده‌ای استفاده کند. این آزادی‌ها شامل:</text:p>
      <text:p text:style-name="P8"><text:span text:style-name="T1">آزادی صفر</text:span>: آزادی اجرای برنامه برای هر منظوری.</text:p>
      <text:p text:style-name="P8"><text:span text:style-name="T1">آزادی یک</text:span>: آزادی مطالعه و بررسی چگونگی عملکرد برنامه و تغییر آن برای نیاز خود. دسترسی به کد منبع<text:note text:id="ftn2" text:note-class="footnote"><text:note-citation>2</text:note-citation><text:note-body><text:p text:style-name="Footnote">Source Code</text:p></text:note-body></text:note> <text:span text:style-name="T9">پیش‌شرط</text:span> این آزادی است.</text:p>
      <text:p text:style-name="P8"><text:span text:style-name="T1">آزادی دو</text:span>: آزادی توزیع مجدد رونوشت برنامه‌ها.</text:p>
      <text:p text:style-name="P8"><text:span text:style-name="T1">آزادی سه</text:span>: آزادی بهبود برنامه و انتشار این تغییرات برای عموم، بنابراین تمام جامعه از آن بهره می‌برند. دسترسی به کد منبع <text:span text:style-name="T9">پیش‌شرط</text:span> این آزادی است. (Free Software Foundation, Inc. 2010)</text:p>
      <text:p text:style-name="P3">تنها با دارا بودن تمام این شرایط است که می‌توان نرم‌افزاری را نرم‌افزار آزاد خطاب کرد. لازم به ذکر است که در اختیار بودن کد منبع هر نرم‌افزاری، آن نرم‌افزار را در شاخه‌ی نرم‌افزارهای آزاد قرار نمی‌دهد.</text:p>
      <text:p text:style-name="P2"><text:span text:style-name="T2">در مقابل نرم‌افزارهای آزاد، نرم‌افزارهای غیر آزاد/خصوصی/اختصاصی/تجاری</text:span><text:span text:style-name="T2"><text:note text:id="ftn3" text:note-class="footnote"><text:note-citation>3</text:note-citation><text:note-body><text:p text:style-name="Footnote">Non-free/Commercial/Proprietary/Private Software</text:p></text:note-body></text:note></text:span><text:span text:style-name="T2"> وجود دارد که از دهه‌ی هفتاد میلادی تا به امروز تجاری‌سازی شده‌اند و برای محدود کردن آزادی‌های کاربرها تلاش کرده‌اند تا به اهداف تجاری خود دست یابند. استفاده از این نرم‌افزارها کاربر را مجبور به قبول شرایط مجوز نرم‌افزاری شرکت تولیدکننده‌ی آن می‌کند (González Barahona, et al. 2008:9). برای مثال اجاره‌ی این‌گونه نرم‌افزارها ممنوع است. در‌واقع کاربر با خرید نرم‌افزار اختصاصی تنها اجازه‌ی استفاده‌ی محدود از نرم‌افزار در شرایط و مکان‌های خاص را دارد و غیر از این هرگونه مطالعه، انتشار، فروش، اجاره و هرگونه کاری که می‌توان با نرم‌افزارهای رایانه‌ای انجام داد، ممنوع است و در صورت تخطی از مقررات این مجوز، باعث می‌شود که کاربر یا شرکت استفاده کننده از نرم‌افزار تحت پیگرد قانونی قرار گیرد. و همچنین نرم‌افزارهای کپی‌شده معمولاً </text:span><text:soft-page-break/><text:span text:style-name="T2">قابل به‌روز رسانی نیستند و پشتیبانی نمی‌شوند. البته در کشور ما، استفاده از نرم‌افزارها به این صورت معمول نیست.</text:span></text:p>
      <text:p text:style-name="P2"><text:span text:style-name="T2">اما پیشرفت هنگامی حاصل می‌شود که از مصرف‌کنندگی دست برداریم و به تولید دست بزنیم. در بیشتر اوقات کدهای نرم‌افزارهای اختصاصی در اختیار ما نیست و ما تنها مصرف‌کننده‌ایم و نمی‌توانیم آن نرم‌افزار را بررسی </text:span><text:span text:style-name="T2">کنیم و یا آن را گسترش دهیم و نیز نمی‌توانیم این نرم‌افزارها را با زبان فارسی هماهنگ کنیم، مگر آنکه شرکت </text:span><text:span text:style-name="T2">سازنده‌ی نرم‌افزار با توجه به شرایط بازار و کاربران نرم‌افزار، این نیاز را حس کند و قابلیت‌های مورد نیاز را </text:span><text:span text:style-name="T2">به </text:span><text:span text:style-name="T2">نرم‌افزار خود اضافه کند. تنها راه حل پیشرفت، استفاده از نرم‌افزارهای آزاد و توسعه‌ی آن است تا بتوان به سوی پیشرفت علمی و تخصصی گام برداشت.</text:span></text:p>
      <text:p text:style-name="P3"/>
      <text:p text:style-name="P4">انگیزه‌ها</text:p>
      <text:list xml:id="list2157666847" text:style-name="L1">
        <text:list-item>
          <text:p text:style-name="P9">انگیزه‌های اخلاقی که Free Software Foundation<text:note text:id="ftn4" text:note-class="footnote"><text:note-citation>4</text:note-citation><text:note-body><text:p text:style-name="Footnote">Http://www.fsf.org</text:p></text:note-body></text:note> از آن پشتیبانی می‌کند که از فرهنگ هکر به ارث برده شده است و بر استفاده از واژه‌ی آزاد تأکید دارد. از این دیدگاه نرم‌افزار، دانش شناخته می‌شود و باید بدون مخفی‌سازی به اشتراک گذاشته شود و مخفی‌سازی آن کاری ضداجتماعی است و افزون بر این ادعا می‌شود که توانایی تغییر در نرم‌افزار شکلی از آزادی بیان است. <text:span text:style-name="T9">برای مطالعه‌ی بیشتر در این زمینه به Free Software, free society. Selected essays of Richard M. Stallman و The Hacker ethic and the spirit of the information age. Random House, 2001 مراجعه شود.</text:span></text:p>
        </text:list-item>
        <text:list-item>
          <text:p text:style-name="P12"><text:span text:style-name="T3">انگیزه‌های عملی (یا عمل‌گرایانه) که </text:span><text:span text:style-name="T3"><text:note text:id="ftn5" text:note-class="footnote"><text:note-citation>5</text:note-citation><text:note-body><text:p text:style-name="Footnote">Http://www.opensource.org</text:p></text:note-body></text:note></text:span><text:span text:style-name="T3">Open Source Initiative از آن پشتیبانی می‌کند که بر استفاده از واژه‌ی متن‌باز</text:span><text:span text:style-name="T3"><text:note text:id="ftn6" text:note-class="footnote"><text:note-citation>6</text:note-citation><text:note-body><text:p text:style-name="Footnote">Open Source</text:p></text:note-body></text:note></text:span><text:span text:style-name="T3"> تأکید دارد. از این دیدگاه، بیشتر در مورد مسائل فنی و بهره‌وری اقتصادی بحث به میان می‌آید.</text:span></text:p>
        </text:list-item>
      </text:list>
      <text:p text:style-name="P7">جدا از این انگیزه‌های اصلی، کسانی که بر روی نرم‌افزارهای آزاد کار می‌کنند، این کار را برای بسیاری از <text:s/>دلیل‌های دیگر نیز انجام می‌دهد که از آن جمله می‌توان به سرگرمی، تجارت و … اشاره کرد.</text:p>
      <text:p text:style-name="P7"/>
      <text:p text:style-name="P5">سیستم‌عامل گنو/لینوکس و توزیع‌های آن</text:p>
      <text:p text:style-name="P6">سیستم‌عامل به نرم‌افزاری گفته می‌شود که بین نرم‌افزار و سخت‌افزار ارتباط برقرار می‌کند و آن‌ها را مدیریت می‌کند. سیستم‌عامل‌ها معمولاً از دو بخش هسته<text:note text:id="ftn7" text:note-class="footnote"><text:note-citation>7</text:note-citation><text:note-body><text:p text:style-name="Footnote">Kernel</text:p></text:note-body></text:note> و پوسته<text:note text:id="ftn8" text:note-class="footnote"><text:note-citation>8</text:note-citation><text:note-body><text:p text:style-name="Footnote">Shell</text:p></text:note-body></text:note> یا رابط کاربری<text:note text:id="ftn9" text:note-class="footnote"><text:note-citation>9</text:note-citation><text:note-body><text:p text:style-name="Footnote">User Interface</text:p></text:note-body></text:note> تشکیل شده‌اند. هسته شامل نرم‌افزارهایی برای مدیریت سخت‌افزارها از قیبل حافظه‌ها، پردازنده، دستگاه‌های جانبی و … است. از طریق پوسته یا رابط کاربری می‌توان نرم‌افزارهای مختلف را اجرا کرد و با هسته ارتباط برقرار کرد تا بتوان از قابلیت‌های سخت‌افزار استفاده کرد.</text:p>
      <text:p text:style-name="P6">ریچارد استالمن در سال ۱۹۸۴ برای مقابله با شرکت‌های بزرگ که از دهه‌ی هفتاد به بعد، کد منبع نرم‌افزارهای خود را در اختیار کسی قرار نمی‌دادند، تصمیم گرفت که پروژه‌ی گنو را برای ساخت سیستم‌عاملی کامل و جامع آغاز کند و قواعد کار خود را در همان سال به صورت آزادی‌های نرم‌افزاری (آزادی‌هایی که در در همین فصل به آن اشاره کردیم) وضع کرد. بلافاصله افرادی از سراسر جهان به او در ساخت این سیستم‌عامل کمک کردند. نرم‌افزارهای کاملی توسعه پیدا کردند اما هسته‌ی این سیستم‌عامل که به عنوان آخرین پروژه در <text:soft-page-break/>دستور کار قرار گرفت، هِرد<text:note text:id="ftn10" text:note-class="footnote"><text:note-citation>10</text:note-citation><text:note-body><text:p text:style-name="Footnote">Hurd</text:p></text:note-body></text:note> نام دارد که هنوز در حال توسعه است.</text:p>
      <text:p text:style-name="P6">لینوکس نیز همان هسته‌ی سیستم‌عامل است که لینوس تروالدز <text:note text:id="ftn11" text:note-class="footnote"><text:note-citation>11</text:note-citation><text:note-body><text:p text:style-name="Footnote">Linus Torvalds</text:p></text:note-body></text:note> نسخه‌ی اول آن را در سال ۱۹۹۱ نوشت و آنرا توسعه داد. او لینوکس را به صورت نرم‌افزار آزاد در دنیا منتشر کرد. در پی آن شرکت‌ها و مجامع دیگری نیز برای توسعه و پیشرفت لینوکس تلاش می‌کنند.</text:p>
      <text:p text:style-name="P6">توزیع گنو/لینوکس<text:note text:id="ftn12" text:note-class="footnote"><text:note-citation>12</text:note-citation><text:note-body><text:p text:style-name="P1"><text:s/>GNU/Linux Distribution</text:p></text:note-body></text:note> به نسخه‌های مختلف آماده شده بر پایه‌ی نرم‌افزارهای گنو و هسته‌ی لینوکس گفته می‌شود که برای اجرا در سیستم‌های مختلف مانند رایانه‌های شخصی، تلفن‌های همراه و … آماده شده‌اند که شرکت یا مجمعی آنرا گسترش می‌دهد. در‌واقع این توسط مجوزهای نرم‌افزارهای آزاد کاملاً قانونی است که البته نوعی مشارکت و تقسیم کار نیز محسوب می‌شود. معمولاً به توزیع‌های گنو/لینوکس، به اختصار لینوکس گفته‌ می‌شود که همان‌طور که در این بخش به آن اشاره شد، لینوکس فقط هسته‌ی سیستم‌عامل و پروژه‌ی گنو پوسته و نرم‌افزارهای کاربردی سیستم‌عامل را شامل می‌شود. توزیع‌های گنو/لینوکس به چند صورت منتشر می‌شوند:</text:p>
      <text:list xml:id="list856664914" text:style-name="L2">
        <text:list-item>
          <text:p text:style-name="P10"><text:span text:style-name="T6">سورس</text:span><text:span text:style-name="T8"><text:note text:id="ftn13" text:note-class="footnote"><text:note-citation>13</text:note-citation><text:note-body><text:p text:style-name="Footnote">Source Distribution</text:p></text:note-body></text:note></text:span><text:span text:style-name="T8">: توزیع سورس همان کدهای منبع نرم‌افزارها است که در قالب بسته‌های جداگانه و مرتب‌شده نرم‌افزاری در اختیار کاربران مخصوصاً توسعه‌دهندگان نرم‌افزار قرار می‌گیرد.</text:span></text:p>
        </text:list-item>
        <text:list-item>
          <text:p text:style-name="P13"><text:span text:style-name="T5">باینری</text:span><text:span text:style-name="T4"><text:note text:id="ftn14" text:note-class="footnote"><text:note-citation>14</text:note-citation><text:note-body><text:p text:style-name="Footnote">Binary Distribution</text:p></text:note-body></text:note></text:span><text:span text:style-name="T4">: توزیع باینری معمول‌ترین توزیع است که کدهای منبع هر توزیع بر روی پلت‌فرم‌های سخت‌افزاری</text:span><text:span text:style-name="T4"><text:note text:id="ftn15" text:note-class="footnote"><text:note-citation>15</text:note-citation><text:note-body><text:p text:style-name="Footnote">Hardware Platfrom</text:p></text:note-body></text:note></text:span><text:span text:style-name="T4"> مختلف مانند سیستم‌های ۳۲ و ۶۴ بیتی کامپایل می‌شود و سپس به صورت نرم‌افزار آماده‌ی استفاده در اختیار کاربران قرار می‌گیرد.</text:span></text:p>
        </text:list-item>
        <text:list-item>
          <text:p text:style-name="P10"><text:span text:style-name="T7">لایو</text:span><text:span text:style-name="T8"><text:note text:id="ftn16" text:note-class="footnote"><text:note-citation>16</text:note-citation><text:note-body><text:p text:style-name="Footnote">Live Distribution</text:p></text:note-body></text:note></text:span><text:span text:style-name="T8">: به توزیع‌هایی گفته می‌شود که معمولاً از طریق سی‌دی، دی‌وی‌دی یا … بدون نصب بر روی سیستم اجرا می‌شوند و معمولاً با محیط گرافیکی همراه است. این توزیع‌ها بدون درخواست کاربر هیچ تغییری در سیستم او اعمال نمی‌کنند.</text:span></text:p>
        </text:list-item>
      </text:list>
      <text:p text:style-name="P7">مهم‌ترین توزیع‌های گنو/لینوکس به شرح زیر است:</text:p>
      <text:list xml:id="list629602119" text:style-name="L3">
        <text:list-item>
          <text:p text:style-name="P11"><text:span text:style-name="T7">اسلک‌وِر</text:span><text:span text:style-name="T8"><text:note text:id="ftn17" text:note-class="footnote"><text:note-citation>17</text:note-citation><text:note-body><text:p text:style-name="Footnote">Slackware</text:p></text:note-body></text:note></text:span><text:span text:style-name="T8">: یکی از اولین توزیع‌هایی است که پاتریک فولکردینگ آنرا گسترش داده است. این توزیع در سال‌های اول انتشارش بسیار موفق بود.</text:span></text:p>
        </text:list-item>
        <text:list-item>
          <text:p text:style-name="P14"><text:span text:style-name="T5">دبیان گنو/لینوکس</text:span><text:span text:style-name="T4"><text:note text:id="ftn18" text:note-class="footnote"><text:note-citation>18</text:note-citation><text:note-body><text:p text:style-name="Footnote">Debian GNU/Linux</text:p></text:note-body></text:note></text:span><text:span text:style-name="T4">: یکی از اولین توزیع‌هایی است که هنوز در حال رشد و توسعه است. سیستم مدیریت بسته‌های نرم‌افزاری آن بسیار معروف است و می‌توان با آن بین نرم‌افزارهای آزاد و غیر آزاد تمایز ایجاد کرد و سیستم‌عاملی منحصراً شامل نرم‌افزارهای آزاد داشت. جامعه‌ای از افراد متخصص در تمام جهان این توزیع را گسترش می‌دهند و این پروژه در انحصار هیچ شرکتی نیست. اگرچه پایدارترین و امن‌ترین توزیع حال حاضر گنو/لینوکس است اما برای نصب نیاز به دانش قبلی دارد که در این کتاب شیوه‌ی نصب و استفاده از آن شرح داده شده است. همچنین بر روی بیشتر پلت‌فرم‌های سخت‌افزاری موجود قابل اجرا است.</text:span></text:p>
        </text:list-item>
        <text:list-item>
          <text:p text:style-name="P14"><text:span text:style-name="T5">ردهت لینوکس</text:span><text:span text:style-name="T4"><text:note text:id="ftn19" text:note-class="footnote"><text:note-citation>19</text:note-citation><text:note-body><text:p text:style-name="Footnote">RedHat Linux</text:p></text:note-body></text:note></text:span><text:span text:style-name="T4">: یکی دیگر از توزیع‌های مشهور است که شرکت ردهت آمریکا آنرا توسعه می‌دهد. نصب و استفاده از این توزیع نسبتاً ساده است.</text:span></text:p>
        </text:list-item>
        <text:list-item>
          <text:p text:style-name="P14"><text:soft-page-break/><text:span text:style-name="T5">اوبونتو</text:span><text:span text:style-name="T4"><text:note text:id="ftn20" text:note-class="footnote"><text:note-citation>20</text:note-citation><text:note-body><text:p text:style-name="Footnote">Ubuntu</text:p></text:note-body></text:note></text:span><text:span text:style-name="T4">: یکی از توزیع‌های مبتنی بر دبیان گنو/لینوکس است که تمرکز اصلی آن بر روی کاربری آسان، آزادی، انتشار‌های منظم (هر ۶ ماه یکبار) و نصب آسان است.</text:span></text:p>
        </text:list-item>
      </text:list>
      <text:p text:style-name="P7">البته گنو/لینوکس توزیع‌های بسیاری دارد که معرفی آن‌ها در این خلاصه نمی‌گنج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3T12:26:33</dc:date>
    <dc:creator>Mostafa Moradian</dc:creator>
    <meta:editing-duration>PT5H39M19S</meta:editing-duration>
    <meta:editing-cycles>343</meta:editing-cycles>
    <meta:generator>LibreOffice/3.3$Linux LibreOffice_project/330m19$Build-202</meta:generator>
    <meta:document-statistic meta:table-count="0" meta:image-count="0" meta:object-count="0" meta:page-count="4" meta:paragraph-count="49" meta:word-count="1586" meta:character-count="8390"/>
  </office:meta>
</office:document-meta>
</file>